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withoutfill">
      <style:graphic-properties svg:stroke-width="0.1cm" svg:stroke-color="#000000" draw:marker-start-width="0.5cm" draw:marker-end-width="0.5cm" draw:stroke-linejoin="round" svg:stroke-linecap="square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597cm" svg:height="2.093cm" svg:x="1.3cm" svg:y="1.66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draw:line draw:style-name="gr2" draw:text-style-name="P2" draw:layer="layout" svg:x1="6.789cm" svg:y1="1.273cm" svg:x2="6.789cm" svg:y2="2.152cm">
            <text:p/>
          </draw:line>
          <draw:line draw:style-name="gr2" draw:text-style-name="P2" draw:layer="layout" svg:x1="7.724cm" svg:y1="2.152cm" svg:x2="6.789cm" svg:y2="2.152cm">
            <text:p/>
          </draw:line>
          <draw:line draw:style-name="gr2" draw:text-style-name="P2" draw:layer="layout" svg:x1="7.724cm" svg:y1="2.152cm" svg:x2="7.724cm" svg:y2="1.273cm">
            <text:p/>
          </draw:line>
          <draw:line draw:style-name="gr2" draw:text-style-name="P2" draw:layer="layout" svg:x1="7.257cm" svg:y1="3.031cm" svg:x2="7.257cm" svg:y2="2.152cm">
            <text:p/>
          </draw:line>
          <draw:line draw:style-name="gr2" draw:text-style-name="P2" draw:layer="layout" svg:x1="8.66cm" svg:y1="2.152cm" svg:x2="8.66cm" svg:y2="1.273cm">
            <text:p/>
          </draw:line>
          <draw:line draw:style-name="gr2" draw:text-style-name="P2" draw:layer="layout" svg:x1="8.66cm" svg:y1="2.152cm" svg:x2="8.66cm" svg:y2="3.031cm">
            <text:p/>
          </draw:line>
          <draw:line draw:style-name="gr2" draw:text-style-name="P2" draw:layer="layout" svg:x1="7.257cm" svg:y1="3.031cm" svg:x2="8.66cm" svg:y2="3.031cm">
            <text:p/>
          </draw:line>
          <draw:line draw:style-name="gr2" draw:text-style-name="P2" draw:layer="layout" svg:x1="7.958cm" svg:y1="3.91cm" svg:x2="7.958cm" svg:y2="3.031cm">
            <text:p/>
          </draw:line>
        </draw:g>
        <draw:g>
          <draw:line draw:style-name="gr2" draw:text-style-name="P2" draw:layer="layout" svg:x1="13.102cm" svg:y1="3.837cm" svg:x2="13.102cm" svg:y2="2.958cm">
            <text:p/>
          </draw:line>
          <draw:line draw:style-name="gr2" draw:text-style-name="P2" draw:layer="layout" svg:x1="13.804cm" svg:y1="2.958cm" svg:x2="12.401cm" svg:y2="2.958cm">
            <text:p/>
          </draw:line>
          <draw:line draw:style-name="gr2" draw:text-style-name="P2" draw:layer="layout" svg:x1="12.401cm" svg:y1="2.079cm" svg:x2="12.401cm" svg:y2="2.958cm">
            <text:p/>
          </draw:line>
          <draw:line draw:style-name="gr2" draw:text-style-name="P2" draw:layer="layout" svg:x1="12.401cm" svg:y1="2.079cm" svg:x2="12.401cm" svg:y2="1.2cm">
            <text:p/>
          </draw:line>
          <draw:line draw:style-name="gr2" draw:text-style-name="P2" draw:layer="layout" svg:x1="13.803cm" svg:y1="2.958cm" svg:x2="13.803cm" svg:y2="2.079cm">
            <text:p/>
          </draw:line>
          <draw:line draw:style-name="gr2" draw:text-style-name="P2" draw:layer="layout" svg:x1="13.336cm" svg:y1="2.079cm" svg:x2="13.336cm" svg:y2="1.2cm">
            <text:p/>
          </draw:line>
          <draw:line draw:style-name="gr2" draw:text-style-name="P2" draw:layer="layout" svg:x1="13.336cm" svg:y1="2.079cm" svg:x2="14.271cm" svg:y2="2.079cm">
            <text:p/>
          </draw:line>
          <draw:line draw:style-name="gr2" draw:text-style-name="P2" draw:layer="layout" svg:x1="14.271cm" svg:y1="1.2cm" svg:x2="14.271cm" svg:y2="2.079cm">
            <text:p/>
          </draw:line>
        </draw:g>
        <draw:g>
          <draw:line draw:style-name="gr2" draw:text-style-name="P2" draw:layer="layout" svg:x1="17.357cm" svg:y1="1.2cm" svg:x2="17.357cm" svg:y2="2.079cm">
            <text:p/>
          </draw:line>
          <draw:line draw:style-name="gr2" draw:text-style-name="P2" draw:layer="layout" svg:x1="18.292cm" svg:y1="2.079cm" svg:x2="17.357cm" svg:y2="2.079cm">
            <text:p/>
          </draw:line>
          <draw:line draw:style-name="gr2" draw:text-style-name="P2" draw:layer="layout" svg:x1="18.293cm" svg:y1="2.079cm" svg:x2="18.293cm" svg:y2="1.2cm">
            <text:p/>
          </draw:line>
          <draw:line draw:style-name="gr2" draw:text-style-name="P2" draw:layer="layout" svg:x1="17.825cm" svg:y1="2.958cm" svg:x2="17.825cm" svg:y2="2.079cm">
            <text:p/>
          </draw:line>
          <draw:line draw:style-name="gr2" draw:text-style-name="P2" draw:layer="layout" svg:x1="18.76cm" svg:y1="2.079cm" svg:x2="18.76cm" svg:y2="1.2cm">
            <text:p/>
          </draw:line>
          <draw:line draw:style-name="gr2" draw:text-style-name="P2" draw:layer="layout" svg:x1="19.228cm" svg:y1="2.079cm" svg:x2="19.228cm" svg:y2="2.958cm">
            <text:p/>
          </draw:line>
          <draw:line draw:style-name="gr2" draw:text-style-name="P2" draw:layer="layout" svg:x1="17.825cm" svg:y1="2.958cm" svg:x2="19.228cm" svg:y2="2.958cm">
            <text:p/>
          </draw:line>
          <draw:line draw:style-name="gr2" draw:text-style-name="P2" draw:layer="layout" svg:x1="18.527cm" svg:y1="3.837cm" svg:x2="18.527cm" svg:y2="2.958cm">
            <text:p/>
          </draw:line>
          <draw:line draw:style-name="gr2" draw:text-style-name="P2" draw:layer="layout" svg:x1="19.695cm" svg:y1="2.079cm" svg:x2="18.76cm" svg:y2="2.079cm">
            <text:p/>
          </draw:line>
          <draw:line draw:style-name="gr2" draw:text-style-name="P2" draw:layer="layout" svg:x1="19.696cm" svg:y1="2.079cm" svg:x2="19.696cm" svg:y2="1.2cm">
            <text:p/>
          </draw:line>
        </draw:g>
        <draw:g>
          <draw:line draw:style-name="gr2" draw:text-style-name="P2" draw:layer="layout" svg:x1="26.429cm" svg:y1="1.2cm" svg:x2="26.429cm" svg:y2="2.079cm">
            <text:p/>
          </draw:line>
          <draw:line draw:style-name="gr2" draw:text-style-name="P2" draw:layer="layout" svg:x1="27.364cm" svg:y1="2.079cm" svg:x2="26.429cm" svg:y2="2.079cm">
            <text:p/>
          </draw:line>
          <draw:line draw:style-name="gr2" draw:text-style-name="P2" draw:layer="layout" svg:x1="27.365cm" svg:y1="2.079cm" svg:x2="27.365cm" svg:y2="1.2cm">
            <text:p/>
          </draw:line>
          <draw:line draw:style-name="gr2" draw:text-style-name="P2" draw:layer="layout" svg:x1="26.897cm" svg:y1="2.958cm" svg:x2="26.897cm" svg:y2="2.079cm">
            <text:p/>
          </draw:line>
          <draw:line draw:style-name="gr2" draw:text-style-name="P2" draw:layer="layout" svg:x1="28.3cm" svg:y1="2.079cm" svg:x2="28.3cm" svg:y2="1.2cm">
            <text:p/>
          </draw:line>
          <draw:line draw:style-name="gr2" draw:text-style-name="P2" draw:layer="layout" svg:x1="28.3cm" svg:y1="2.079cm" svg:x2="28.3cm" svg:y2="2.958cm">
            <text:p/>
          </draw:line>
          <draw:line draw:style-name="gr2" draw:text-style-name="P2" draw:layer="layout" svg:x1="26.897cm" svg:y1="2.958cm" svg:x2="28.3cm" svg:y2="2.958cm">
            <text:p/>
          </draw:line>
          <draw:line draw:style-name="gr2" draw:text-style-name="P2" draw:layer="layout" svg:x1="27.599cm" svg:y1="3.837cm" svg:x2="27.599cm" svg:y2="2.95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30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9T12:25:53.214208507</meta:creation-date>
    <dc:date>2018-12-29T12:41:39.476775800</dc:date>
    <meta:editing-duration>PT5M31S</meta:editing-duration>
    <meta:editing-cycles>7</meta:editing-cycles>
    <meta:generator>LibreOffice/6.1.2.1$MacOSX_X86_64 LibreOffice_project/65905a128db06ba48db947242809d14d3f9a93fe</meta:generator>
    <meta:document-statistic meta:object-count="39"/>
  </office:meta>
</office:document-meta>
</file>

<file path=Object 1/content.xml><?xml version="1.0" encoding="utf-8"?>
<math xmlns="http://www.w3.org/1998/Math/MathML" display="block">
  <semantics>
    <mrow>
      <mover accent="true">
        <mi>S</mi>
        <mo stretchy="false">^</mo>
      </mover>
      <mrow>
        <mspace width="2em"/>
        <mo stretchy="false">=</mo>
        <mspace width="2em"/>
      </mrow>
      <msub>
        <mi>w</mi>
        <mn>1</mn>
      </msub>
      <mrow>
        <mspace width="6em"/>
        <mo stretchy="false">+</mo>
        <mspace width="2em"/>
      </mrow>
      <msub>
        <mi>w</mi>
        <mn>2</mn>
      </msub>
      <mrow>
        <mspace width="6em"/>
        <mo stretchy="false">+</mo>
        <mspace width="2em"/>
      </mrow>
      <msub>
        <mi>w</mi>
        <mn>3</mn>
      </msub>
      <mrow>
        <mspace width="6em"/>
        <mo stretchy="false">+</mo>
        <mspace width="2em"/>
      </mrow>
      <mn>...</mn>
      <mrow>
        <mspace width="2em"/>
        <mo stretchy="false">+</mo>
        <mspace width="2em"/>
      </mrow>
      <msub>
        <mi>w</mi>
        <mi>n</mi>
      </msub>
    </mrow>
    <annotation encoding="StarMath 5.0">hat{S} ~= ~w_1 ~~~ + ~w_2 ~~~ + ~w_3 ~~~ + ~... ~+ ~w_n</annotation>
  </semantics>
</math>
</file>